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hyphenation-ladder-count="no-limit" style:writing-mode="page"/>
      <style:text-properties officeooo:rsid="001a8cd4" officeooo:paragraph-rsid="001a8cd4" fo:hyphenate="true" fo:hyphenation-remain-char-count="2" fo:hyphenation-push-char-count="2"/>
    </style:style>
    <style:style style:name="P2" style:family="paragraph" style:parent-style-name="Standard" style:list-style-name="L1">
      <style:paragraph-properties fo:hyphenation-ladder-count="no-limit" style:writing-mode="page"/>
      <style:text-properties officeooo:rsid="001a8cd4" officeooo:paragraph-rsid="001a8cd4" fo:hyphenate="true" fo:hyphenation-remain-char-count="2" fo:hyphenation-push-char-count="2"/>
    </style:style>
    <style:style style:name="P3" style:family="paragraph" style:parent-style-name="Standard">
      <style:paragraph-properties fo:hyphenation-ladder-count="no-limit" style:writing-mode="page"/>
      <style:text-properties style:text-underline-style="none" fo:font-weight="bold" officeooo:rsid="001a8cd4" officeooo:paragraph-rsid="001a8cd4" style:font-weight-asian="bold" style:font-weight-complex="bold" fo:hyphenate="true" fo:hyphenation-remain-char-count="2" fo:hyphenation-push-char-count="2"/>
    </style:style>
    <style:style style:name="P4" style:family="paragraph" style:parent-style-name="Standard">
      <style:paragraph-properties fo:hyphenation-ladder-count="no-limit" style:writing-mode="page"/>
      <style:text-properties fo:font-weight="bold" officeooo:rsid="001a8cd4" officeooo:paragraph-rsid="001a8cd4" style:font-weight-asian="bold" style:font-weight-complex="bold" fo:hyphenate="true" fo:hyphenation-remain-char-count="2" fo:hyphenation-push-char-count="2"/>
    </style:style>
    <style:style style:name="P5" style:family="paragraph" style:parent-style-name="Standard">
      <style:paragraph-properties fo:hyphenation-ladder-count="no-limit" style:writing-mode="page"/>
      <style:text-properties fo:font-weight="bold" officeooo:rsid="0022c4a0" officeooo:paragraph-rsid="0022c4a0" style:font-weight-asian="bold" style:font-weight-complex="bold" fo:hyphenate="true" fo:hyphenation-remain-char-count="2" fo:hyphenation-push-char-count="2"/>
    </style:style>
    <style:style style:name="P6" style:family="paragraph" style:parent-style-name="Standard">
      <style:paragraph-properties fo:hyphenation-ladder-count="no-limit" style:writing-mode="page"/>
      <style:text-properties fo:font-weight="bold" officeooo:rsid="002449d0" officeooo:paragraph-rsid="002449d0" style:font-weight-asian="bold" style:font-weight-complex="bold" fo:hyphenate="true" fo:hyphenation-remain-char-count="2" fo:hyphenation-push-char-count="2"/>
    </style:style>
    <style:style style:name="P7" style:family="paragraph" style:parent-style-name="Standard">
      <style:paragraph-properties fo:hyphenation-ladder-count="no-limit" style:writing-mode="page"/>
      <style:text-properties fo:font-weight="bold" officeooo:rsid="0028a5e1" officeooo:paragraph-rsid="0028a5e1" style:font-weight-asian="bold" style:font-weight-complex="bold" fo:hyphenate="true" fo:hyphenation-remain-char-count="2" fo:hyphenation-push-char-count="2"/>
    </style:style>
    <style:style style:name="P8" style:family="paragraph" style:parent-style-name="Standard">
      <style:paragraph-properties fo:hyphenation-ladder-count="no-limit" style:writing-mode="page"/>
      <style:text-properties fo:font-weight="bold" officeooo:rsid="002cf0e4" officeooo:paragraph-rsid="002cf0e4" style:font-weight-asian="bold" style:font-weight-complex="bold" fo:hyphenate="true" fo:hyphenation-remain-char-count="2" fo:hyphenation-push-char-count="2"/>
    </style:style>
    <style:style style:name="P9" style:family="paragraph" style:parent-style-name="Standard">
      <style:paragraph-properties fo:hyphenation-ladder-count="no-limit" style:writing-mode="page"/>
      <style:text-properties fo:font-weight="bold" officeooo:rsid="002f12a1" officeooo:paragraph-rsid="002f12a1" style:font-weight-asian="bold" style:font-weight-complex="bold" fo:hyphenate="true" fo:hyphenation-remain-char-count="2" fo:hyphenation-push-char-count="2"/>
    </style:style>
    <style:style style:name="P10" style:family="paragraph" style:parent-style-name="Standard">
      <style:paragraph-properties fo:hyphenation-ladder-count="no-limit" style:writing-mode="page"/>
      <style:text-properties fo:font-weight="bold" officeooo:rsid="00361132" officeooo:paragraph-rsid="00361132" style:font-weight-asian="bold" style:font-weight-complex="bold" fo:hyphenate="true" fo:hyphenation-remain-char-count="2" fo:hyphenation-push-char-count="2"/>
    </style:style>
    <style:style style:name="P11" style:family="paragraph" style:parent-style-name="Standard">
      <style:paragraph-properties fo:hyphenation-ladder-count="no-limit" style:writing-mode="page"/>
      <style:text-properties fo:font-weight="bold" officeooo:rsid="00364058" officeooo:paragraph-rsid="00364058" style:font-weight-asian="bold" style:font-weight-complex="bold" fo:hyphenate="true" fo:hyphenation-remain-char-count="2" fo:hyphenation-push-char-count="2"/>
    </style:style>
    <style:style style:name="P12" style:family="paragraph" style:parent-style-name="Standard">
      <style:paragraph-properties fo:hyphenation-ladder-count="no-limit" style:writing-mode="page"/>
      <style:text-properties fo:font-weight="bold" officeooo:rsid="003b9fcb" officeooo:paragraph-rsid="003b9fcb" style:font-weight-asian="bold" style:font-weight-complex="bold" fo:hyphenate="true" fo:hyphenation-remain-char-count="2" fo:hyphenation-push-char-count="2"/>
    </style:style>
    <style:style style:name="P13" style:family="paragraph" style:parent-style-name="Standard">
      <style:paragraph-properties fo:hyphenation-ladder-count="no-limit" style:writing-mode="page"/>
      <style:text-properties fo:font-weight="bold" officeooo:rsid="0040da7c" officeooo:paragraph-rsid="0040da7c" style:font-weight-asian="bold" style:font-weight-complex="bold" fo:hyphenate="true" fo:hyphenation-remain-char-count="2" fo:hyphenation-push-char-count="2"/>
    </style:style>
    <style:style style:name="P14" style:family="paragraph" style:parent-style-name="Standard">
      <style:paragraph-properties fo:hyphenation-ladder-count="no-limit" style:writing-mode="page"/>
      <style:text-properties fo:font-weight="bold" officeooo:rsid="00452895" officeooo:paragraph-rsid="00499516" style:font-weight-asian="bold" style:font-weight-complex="bold" fo:hyphenate="true" fo:hyphenation-remain-char-count="2" fo:hyphenation-push-char-count="2"/>
    </style:style>
    <style:style style:name="P15" style:family="paragraph" style:parent-style-name="Standard">
      <style:paragraph-properties fo:hyphenation-ladder-count="no-limit" style:writing-mode="page"/>
      <style:text-properties fo:font-weight="bold" officeooo:rsid="004d3706" officeooo:paragraph-rsid="004d3706" style:font-weight-asian="bold" style:font-weight-complex="bold" fo:hyphenate="true" fo:hyphenation-remain-char-count="2" fo:hyphenation-push-char-count="2"/>
    </style:style>
    <style:style style:name="P16" style:family="paragraph" style:parent-style-name="Standard">
      <style:paragraph-properties fo:hyphenation-ladder-count="no-limit" style:writing-mode="page"/>
      <style:text-properties fo:font-weight="bold" officeooo:rsid="00511148" officeooo:paragraph-rsid="00511148" style:font-weight-asian="bold" style:font-weight-complex="bold" fo:hyphenate="true" fo:hyphenation-remain-char-count="2" fo:hyphenation-push-char-count="2"/>
    </style:style>
    <style:style style:name="P17" style:family="paragraph" style:parent-style-name="Standard">
      <style:paragraph-properties fo:hyphenation-ladder-count="no-limit" style:writing-mode="page"/>
      <style:text-properties fo:font-weight="bold" officeooo:rsid="005038cc" officeooo:paragraph-rsid="005038cc" style:font-weight-asian="bold" style:font-weight-complex="bold" fo:hyphenate="true" fo:hyphenation-remain-char-count="2" fo:hyphenation-push-char-count="2"/>
    </style:style>
    <style:style style:name="P18" style:family="paragraph" style:parent-style-name="Standard">
      <style:paragraph-properties fo:hyphenation-ladder-count="no-limit" style:writing-mode="page"/>
      <style:text-properties officeooo:rsid="001c599e" officeooo:paragraph-rsid="001c599e" fo:hyphenate="true" fo:hyphenation-remain-char-count="2" fo:hyphenation-push-char-count="2"/>
    </style:style>
    <style:style style:name="P19" style:family="paragraph" style:parent-style-name="Standard" style:list-style-name="L3">
      <style:paragraph-properties fo:hyphenation-ladder-count="no-limit" style:writing-mode="page"/>
      <style:text-properties officeooo:rsid="001c599e" officeooo:paragraph-rsid="001c599e" fo:hyphenate="true" fo:hyphenation-remain-char-count="2" fo:hyphenation-push-char-count="2"/>
    </style:style>
    <style:style style:name="P20" style:family="paragraph" style:parent-style-name="Standard" style:list-style-name="L4">
      <style:paragraph-properties fo:hyphenation-ladder-count="no-limit" style:writing-mode="page"/>
      <style:text-properties officeooo:rsid="001c599e" officeooo:paragraph-rsid="001c599e" fo:hyphenate="true" fo:hyphenation-remain-char-count="2" fo:hyphenation-push-char-count="2"/>
    </style:style>
    <style:style style:name="P21" style:family="paragraph" style:parent-style-name="Standard" style:list-style-name="L3">
      <style:paragraph-properties fo:hyphenation-ladder-count="no-limit" style:writing-mode="page"/>
      <style:text-properties officeooo:rsid="001ee5c1" officeooo:paragraph-rsid="001ee5c1" fo:hyphenate="true" fo:hyphenation-remain-char-count="2" fo:hyphenation-push-char-count="2"/>
    </style:style>
    <style:style style:name="P22" style:family="paragraph" style:parent-style-name="Standard">
      <style:paragraph-properties fo:hyphenation-ladder-count="no-limit" style:writing-mode="page"/>
      <style:text-properties officeooo:rsid="001ee5c1" officeooo:paragraph-rsid="001ee5c1" fo:hyphenate="true" fo:hyphenation-remain-char-count="2" fo:hyphenation-push-char-count="2"/>
    </style:style>
    <style:style style:name="P23" style:family="paragraph" style:parent-style-name="Standard" style:list-style-name="L5">
      <style:paragraph-properties fo:hyphenation-ladder-count="no-limit" style:writing-mode="page"/>
      <style:text-properties officeooo:rsid="001ee5c1" officeooo:paragraph-rsid="001ee5c1" fo:hyphenate="true" fo:hyphenation-remain-char-count="2" fo:hyphenation-push-char-count="2"/>
    </style:style>
    <style:style style:name="P24" style:family="paragraph" style:parent-style-name="Standard" style:list-style-name="L6">
      <style:paragraph-properties fo:hyphenation-ladder-count="no-limit" style:writing-mode="page"/>
      <style:text-properties officeooo:rsid="001ee5c1" officeooo:paragraph-rsid="001ee5c1" fo:hyphenate="true" fo:hyphenation-remain-char-count="2" fo:hyphenation-push-char-count="2"/>
    </style:style>
    <style:style style:name="P25" style:family="paragraph" style:parent-style-name="Standard" style:list-style-name="L6">
      <style:paragraph-properties fo:hyphenation-ladder-count="no-limit" style:writing-mode="page"/>
      <style:text-properties officeooo:rsid="00204a18" officeooo:paragraph-rsid="00204a18" fo:hyphenate="true" fo:hyphenation-remain-char-count="2" fo:hyphenation-push-char-count="2"/>
    </style:style>
    <style:style style:name="P26" style:family="paragraph" style:parent-style-name="Standard">
      <style:paragraph-properties fo:hyphenation-ladder-count="no-limit" style:writing-mode="page"/>
      <style:text-properties officeooo:rsid="00204a18" officeooo:paragraph-rsid="00204a18" fo:hyphenate="true" fo:hyphenation-remain-char-count="2" fo:hyphenation-push-char-count="2"/>
    </style:style>
    <style:style style:name="P27" style:family="paragraph" style:parent-style-name="Standard">
      <style:paragraph-properties fo:hyphenation-ladder-count="no-limit" style:writing-mode="page"/>
      <style:text-properties officeooo:rsid="0022c4a0" officeooo:paragraph-rsid="0022c4a0" fo:hyphenate="true" fo:hyphenation-remain-char-count="2" fo:hyphenation-push-char-count="2"/>
    </style:style>
    <style:style style:name="P28" style:family="paragraph" style:parent-style-name="Standard" style:list-style-name="L7">
      <style:paragraph-properties fo:hyphenation-ladder-count="no-limit" style:writing-mode="page"/>
      <style:text-properties officeooo:rsid="0022c4a0" officeooo:paragraph-rsid="0022c4a0" fo:hyphenate="true" fo:hyphenation-remain-char-count="2" fo:hyphenation-push-char-count="2"/>
    </style:style>
    <style:style style:name="P29" style:family="paragraph" style:parent-style-name="Standard" style:list-style-name="L8">
      <style:paragraph-properties fo:hyphenation-ladder-count="no-limit" style:writing-mode="page"/>
      <style:text-properties officeooo:rsid="0022c4a0" officeooo:paragraph-rsid="0022c4a0" fo:hyphenate="true" fo:hyphenation-remain-char-count="2" fo:hyphenation-push-char-count="2"/>
    </style:style>
    <style:style style:name="P30" style:family="paragraph" style:parent-style-name="Standard" style:list-style-name="L9">
      <style:paragraph-properties fo:hyphenation-ladder-count="no-limit" style:writing-mode="page"/>
      <style:text-properties officeooo:rsid="0022c4a0" officeooo:paragraph-rsid="0022c4a0" fo:hyphenate="true" fo:hyphenation-remain-char-count="2" fo:hyphenation-push-char-count="2"/>
    </style:style>
    <style:style style:name="P31" style:family="paragraph" style:parent-style-name="Standard">
      <style:paragraph-properties fo:hyphenation-ladder-count="no-limit" style:writing-mode="page"/>
      <style:text-properties officeooo:rsid="002449d0" officeooo:paragraph-rsid="002449d0" fo:hyphenate="true" fo:hyphenation-remain-char-count="2" fo:hyphenation-push-char-count="2"/>
    </style:style>
    <style:style style:name="P32" style:family="paragraph" style:parent-style-name="Standard">
      <style:paragraph-properties fo:hyphenation-ladder-count="no-limit" style:writing-mode="page"/>
      <style:text-properties officeooo:rsid="00274334" officeooo:paragraph-rsid="00274334" fo:hyphenate="true" fo:hyphenation-remain-char-count="2" fo:hyphenation-push-char-count="2"/>
    </style:style>
    <style:style style:name="P33" style:family="paragraph" style:parent-style-name="Standard">
      <style:paragraph-properties fo:hyphenation-ladder-count="no-limit" style:writing-mode="page"/>
      <style:text-properties officeooo:rsid="0028a5e1" officeooo:paragraph-rsid="0028a5e1" fo:hyphenate="true" fo:hyphenation-remain-char-count="2" fo:hyphenation-push-char-count="2"/>
    </style:style>
    <style:style style:name="P34" style:family="paragraph" style:parent-style-name="Standard" style:list-style-name="L10">
      <style:paragraph-properties fo:hyphenation-ladder-count="no-limit" style:writing-mode="page"/>
      <style:text-properties officeooo:rsid="0028a5e1" officeooo:paragraph-rsid="0028a5e1" fo:hyphenate="true" fo:hyphenation-remain-char-count="2" fo:hyphenation-push-char-count="2"/>
    </style:style>
    <style:style style:name="P35" style:family="paragraph" style:parent-style-name="Standard" style:list-style-name="L11">
      <style:paragraph-properties fo:hyphenation-ladder-count="no-limit" style:writing-mode="page"/>
      <style:text-properties officeooo:rsid="0028a5e1" officeooo:paragraph-rsid="0028a5e1" fo:hyphenate="true" fo:hyphenation-remain-char-count="2" fo:hyphenation-push-char-count="2"/>
    </style:style>
    <style:style style:name="P36" style:family="paragraph" style:parent-style-name="Standard">
      <style:paragraph-properties fo:hyphenation-ladder-count="no-limit" style:writing-mode="page"/>
      <style:text-properties officeooo:rsid="002a0992" officeooo:paragraph-rsid="002a0992" fo:hyphenate="true" fo:hyphenation-remain-char-count="2" fo:hyphenation-push-char-count="2"/>
    </style:style>
    <style:style style:name="P37" style:family="paragraph" style:parent-style-name="Standard" style:list-style-name="L6">
      <style:paragraph-properties fo:hyphenation-ladder-count="no-limit" style:writing-mode="page"/>
      <style:text-properties officeooo:rsid="002c2013" officeooo:paragraph-rsid="002c2013" fo:hyphenate="true" fo:hyphenation-remain-char-count="2" fo:hyphenation-push-char-count="2"/>
    </style:style>
    <style:style style:name="P38" style:family="paragraph" style:parent-style-name="Standard">
      <style:paragraph-properties fo:hyphenation-ladder-count="no-limit" style:writing-mode="page"/>
      <style:text-properties fo:font-weight="normal" officeooo:rsid="002cf0e4" officeooo:paragraph-rsid="002cf0e4" style:font-weight-asian="normal" style:font-weight-complex="normal" fo:hyphenate="true" fo:hyphenation-remain-char-count="2" fo:hyphenation-push-char-count="2"/>
    </style:style>
    <style:style style:name="P39" style:family="paragraph" style:parent-style-name="Standard">
      <style:paragraph-properties fo:hyphenation-ladder-count="no-limit" style:writing-mode="page"/>
      <style:text-properties fo:font-weight="normal" officeooo:rsid="002f12a1" officeooo:paragraph-rsid="002f12a1" style:font-weight-asian="normal" style:font-weight-complex="normal" fo:hyphenate="true" fo:hyphenation-remain-char-count="2" fo:hyphenation-push-char-count="2"/>
    </style:style>
    <style:style style:name="P40" style:family="paragraph" style:parent-style-name="Standard" style:list-style-name="L12">
      <style:paragraph-properties fo:hyphenation-ladder-count="no-limit" style:writing-mode="page"/>
      <style:text-properties fo:font-weight="normal" officeooo:rsid="002f12a1" officeooo:paragraph-rsid="002f12a1" style:font-weight-asian="normal" style:font-weight-complex="normal" fo:hyphenate="true" fo:hyphenation-remain-char-count="2" fo:hyphenation-push-char-count="2"/>
    </style:style>
    <style:style style:name="P41" style:family="paragraph" style:parent-style-name="Standard">
      <style:paragraph-properties fo:hyphenation-ladder-count="no-limit" style:writing-mode="page"/>
      <style:text-properties fo:font-weight="normal" officeooo:rsid="00361132" officeooo:paragraph-rsid="00361132" style:font-weight-asian="normal" style:font-weight-complex="normal" fo:hyphenate="true" fo:hyphenation-remain-char-count="2" fo:hyphenation-push-char-count="2"/>
    </style:style>
    <style:style style:name="P42" style:family="paragraph" style:parent-style-name="Standard">
      <style:paragraph-properties fo:hyphenation-ladder-count="no-limit" style:writing-mode="page"/>
      <style:text-properties fo:font-weight="normal" officeooo:rsid="00364058" officeooo:paragraph-rsid="00364058" style:font-weight-asian="normal" style:font-weight-complex="normal" fo:hyphenate="true" fo:hyphenation-remain-char-count="2" fo:hyphenation-push-char-count="2"/>
    </style:style>
    <style:style style:name="P43" style:family="paragraph" style:parent-style-name="Standard">
      <style:paragraph-properties fo:hyphenation-ladder-count="no-limit" style:writing-mode="page"/>
      <style:text-properties fo:font-weight="normal" officeooo:rsid="003769f4" officeooo:paragraph-rsid="003769f4" style:font-weight-asian="normal" style:font-weight-complex="normal" fo:hyphenate="true" fo:hyphenation-remain-char-count="2" fo:hyphenation-push-char-count="2"/>
    </style:style>
    <style:style style:name="P44" style:family="paragraph" style:parent-style-name="Standard" style:list-style-name="L13">
      <style:paragraph-properties fo:hyphenation-ladder-count="no-limit" style:writing-mode="page"/>
      <style:text-properties fo:font-weight="normal" officeooo:rsid="00379c06" officeooo:paragraph-rsid="00379c06" style:font-weight-asian="normal" style:font-weight-complex="normal" fo:hyphenate="true" fo:hyphenation-remain-char-count="2" fo:hyphenation-push-char-count="2"/>
    </style:style>
    <style:style style:name="P45" style:family="paragraph" style:parent-style-name="Standard">
      <style:paragraph-properties fo:hyphenation-ladder-count="no-limit" style:writing-mode="page"/>
      <style:text-properties fo:font-weight="normal" officeooo:rsid="00379c06" officeooo:paragraph-rsid="00379c06" style:font-weight-asian="normal" style:font-weight-complex="normal" fo:hyphenate="true" fo:hyphenation-remain-char-count="2" fo:hyphenation-push-char-count="2"/>
    </style:style>
    <style:style style:name="P46" style:family="paragraph" style:parent-style-name="Standard" style:list-style-name="L14">
      <style:paragraph-properties fo:hyphenation-ladder-count="no-limit" style:writing-mode="page"/>
      <style:text-properties fo:font-weight="normal" officeooo:rsid="00379c06" officeooo:paragraph-rsid="00379c06" style:font-weight-asian="normal" style:font-weight-complex="normal" fo:hyphenate="true" fo:hyphenation-remain-char-count="2" fo:hyphenation-push-char-count="2"/>
    </style:style>
    <style:style style:name="P47" style:family="paragraph" style:parent-style-name="Standard" style:list-style-name="L14">
      <style:paragraph-properties fo:hyphenation-ladder-count="no-limit" style:writing-mode="page"/>
      <style:text-properties fo:font-weight="normal" officeooo:rsid="003985e9" officeooo:paragraph-rsid="003985e9" style:font-weight-asian="normal" style:font-weight-complex="normal" fo:hyphenate="true" fo:hyphenation-remain-char-count="2" fo:hyphenation-push-char-count="2"/>
    </style:style>
    <style:style style:name="P48" style:family="paragraph" style:parent-style-name="Standard">
      <style:paragraph-properties fo:hyphenation-ladder-count="no-limit" style:writing-mode="page"/>
      <style:text-properties fo:font-weight="normal" officeooo:rsid="003985e9" officeooo:paragraph-rsid="003985e9" style:font-weight-asian="normal" style:font-weight-complex="normal" fo:hyphenate="true" fo:hyphenation-remain-char-count="2" fo:hyphenation-push-char-count="2"/>
    </style:style>
    <style:style style:name="P49" style:family="paragraph" style:parent-style-name="Standard" style:list-style-name="L15">
      <style:paragraph-properties fo:hyphenation-ladder-count="no-limit" style:writing-mode="page"/>
      <style:text-properties fo:font-weight="normal" officeooo:rsid="003985e9" officeooo:paragraph-rsid="003985e9" style:font-weight-asian="normal" style:font-weight-complex="normal" fo:hyphenate="true" fo:hyphenation-remain-char-count="2" fo:hyphenation-push-char-count="2"/>
    </style:style>
    <style:style style:name="P50" style:family="paragraph" style:parent-style-name="Standard" style:list-style-name="L15">
      <style:paragraph-properties fo:hyphenation-ladder-count="no-limit" style:writing-mode="page"/>
      <style:text-properties fo:font-weight="normal" officeooo:rsid="003b8563" officeooo:paragraph-rsid="003b8563" style:font-weight-asian="normal" style:font-weight-complex="normal" fo:hyphenate="true" fo:hyphenation-remain-char-count="2" fo:hyphenation-push-char-count="2"/>
    </style:style>
    <style:style style:name="P51" style:family="paragraph" style:parent-style-name="Standard">
      <style:paragraph-properties fo:hyphenation-ladder-count="no-limit" style:writing-mode="page"/>
      <style:text-properties fo:font-weight="normal" officeooo:rsid="003b8563" officeooo:paragraph-rsid="003b8563" style:font-weight-asian="normal" style:font-weight-complex="normal" fo:hyphenate="true" fo:hyphenation-remain-char-count="2" fo:hyphenation-push-char-count="2"/>
    </style:style>
    <style:style style:name="P52" style:family="paragraph" style:parent-style-name="Standard">
      <style:paragraph-properties fo:hyphenation-ladder-count="no-limit" style:writing-mode="page"/>
      <style:text-properties fo:font-weight="normal" officeooo:rsid="003b9fcb" officeooo:paragraph-rsid="003b9fcb" style:font-weight-asian="normal" style:font-weight-complex="normal" fo:hyphenate="true" fo:hyphenation-remain-char-count="2" fo:hyphenation-push-char-count="2"/>
    </style:style>
    <style:style style:name="P53" style:family="paragraph" style:parent-style-name="Standard">
      <style:paragraph-properties fo:hyphenation-ladder-count="no-limit" style:writing-mode="page"/>
      <style:text-properties fo:font-weight="normal" officeooo:rsid="003d887d" officeooo:paragraph-rsid="003d887d" style:font-weight-asian="normal" style:font-weight-complex="normal" fo:hyphenate="true" fo:hyphenation-remain-char-count="2" fo:hyphenation-push-char-count="2"/>
    </style:style>
    <style:style style:name="P54" style:family="paragraph" style:parent-style-name="Standard">
      <style:paragraph-properties fo:hyphenation-ladder-count="no-limit" style:writing-mode="page"/>
      <style:text-properties fo:font-weight="normal" officeooo:rsid="003d887d" officeooo:paragraph-rsid="00499516" style:font-weight-asian="normal" style:font-weight-complex="normal" fo:hyphenate="true" fo:hyphenation-remain-char-count="2" fo:hyphenation-push-char-count="2"/>
    </style:style>
    <style:style style:name="P55" style:family="paragraph" style:parent-style-name="Standard">
      <style:paragraph-properties fo:hyphenation-ladder-count="no-limit" style:writing-mode="page"/>
      <style:text-properties fo:font-weight="normal" officeooo:rsid="003e5620" officeooo:paragraph-rsid="003e5620" style:font-weight-asian="normal" style:font-weight-complex="normal" fo:hyphenate="true" fo:hyphenation-remain-char-count="2" fo:hyphenation-push-char-count="2"/>
    </style:style>
    <style:style style:name="P56" style:family="paragraph" style:parent-style-name="Standard">
      <style:paragraph-properties fo:hyphenation-ladder-count="no-limit" style:writing-mode="page"/>
      <style:text-properties fo:font-weight="normal" officeooo:rsid="0040da7c" officeooo:paragraph-rsid="0040da7c" style:font-weight-asian="normal" style:font-weight-complex="normal" fo:hyphenate="true" fo:hyphenation-remain-char-count="2" fo:hyphenation-push-char-count="2"/>
    </style:style>
    <style:style style:name="P57" style:family="paragraph" style:parent-style-name="Standard" style:list-style-name="L16">
      <style:paragraph-properties fo:hyphenation-ladder-count="no-limit" style:writing-mode="page"/>
      <style:text-properties fo:font-weight="normal" officeooo:rsid="0040da7c" officeooo:paragraph-rsid="0040da7c" style:font-weight-asian="normal" style:font-weight-complex="normal" fo:hyphenate="true" fo:hyphenation-remain-char-count="2" fo:hyphenation-push-char-count="2"/>
    </style:style>
    <style:style style:name="P58" style:family="paragraph" style:parent-style-name="Standard">
      <style:paragraph-properties fo:hyphenation-ladder-count="no-limit" style:writing-mode="page"/>
      <style:text-properties fo:font-weight="normal" officeooo:rsid="00425359" officeooo:paragraph-rsid="00425359" style:font-weight-asian="normal" style:font-weight-complex="normal" fo:hyphenate="true" fo:hyphenation-remain-char-count="2" fo:hyphenation-push-char-count="2"/>
    </style:style>
    <style:style style:name="P59" style:family="paragraph" style:parent-style-name="Standard" style:list-style-name="L17">
      <style:paragraph-properties fo:hyphenation-ladder-count="no-limit" style:writing-mode="page"/>
      <style:text-properties fo:font-weight="normal" officeooo:rsid="00425359" officeooo:paragraph-rsid="00425359" style:font-weight-asian="normal" style:font-weight-complex="normal" fo:hyphenate="true" fo:hyphenation-remain-char-count="2" fo:hyphenation-push-char-count="2"/>
    </style:style>
    <style:style style:name="P60" style:family="paragraph" style:parent-style-name="Standard" style:list-style-name="L16">
      <style:paragraph-properties fo:hyphenation-ladder-count="no-limit" style:writing-mode="page"/>
      <style:text-properties fo:font-weight="normal" officeooo:rsid="0044209c" officeooo:paragraph-rsid="0044209c" style:font-weight-asian="normal" style:font-weight-complex="normal" fo:hyphenate="true" fo:hyphenation-remain-char-count="2" fo:hyphenation-push-char-count="2"/>
    </style:style>
    <style:style style:name="P61" style:family="paragraph" style:parent-style-name="Standard" style:list-style-name="L18">
      <style:paragraph-properties fo:hyphenation-ladder-count="no-limit" style:writing-mode="page"/>
      <style:text-properties fo:font-weight="normal" officeooo:rsid="00452895" officeooo:paragraph-rsid="00499516" style:font-weight-asian="normal" style:font-weight-complex="normal" fo:hyphenate="true" fo:hyphenation-remain-char-count="2" fo:hyphenation-push-char-count="2"/>
    </style:style>
    <style:style style:name="P62" style:family="paragraph" style:parent-style-name="Standard">
      <style:paragraph-properties fo:hyphenation-ladder-count="no-limit" style:writing-mode="page"/>
      <style:text-properties fo:font-weight="normal" officeooo:rsid="00452895" officeooo:paragraph-rsid="00499516" style:font-weight-asian="normal" style:font-weight-complex="normal" fo:hyphenate="true" fo:hyphenation-remain-char-count="2" fo:hyphenation-push-char-count="2"/>
    </style:style>
    <style:style style:name="P63" style:family="paragraph" style:parent-style-name="Standard" style:list-style-name="L18">
      <style:paragraph-properties fo:hyphenation-ladder-count="no-limit" style:writing-mode="page"/>
      <style:text-properties fo:font-weight="normal" officeooo:rsid="0048ce17" officeooo:paragraph-rsid="00499516" style:font-weight-asian="normal" style:font-weight-complex="normal" fo:hyphenate="true" fo:hyphenation-remain-char-count="2" fo:hyphenation-push-char-count="2"/>
    </style:style>
    <style:style style:name="P64" style:family="paragraph" style:parent-style-name="Standard">
      <style:paragraph-properties fo:hyphenation-ladder-count="no-limit" style:writing-mode="page"/>
      <style:text-properties fo:font-weight="normal" officeooo:rsid="004d3706" officeooo:paragraph-rsid="004d3706" style:font-weight-asian="normal" style:font-weight-complex="normal" fo:hyphenate="true" fo:hyphenation-remain-char-count="2" fo:hyphenation-push-char-count="2"/>
    </style:style>
    <style:style style:name="P65" style:family="paragraph" style:parent-style-name="Standard" style:list-style-name="L19">
      <style:paragraph-properties fo:hyphenation-ladder-count="no-limit" style:writing-mode="page"/>
      <style:text-properties fo:font-weight="normal" officeooo:rsid="004d3706" officeooo:paragraph-rsid="004d3706" style:font-weight-asian="normal" style:font-weight-complex="normal" fo:hyphenate="true" fo:hyphenation-remain-char-count="2" fo:hyphenation-push-char-count="2"/>
    </style:style>
    <style:style style:name="P66" style:family="paragraph" style:parent-style-name="Standard">
      <style:paragraph-properties fo:hyphenation-ladder-count="no-limit" style:writing-mode="page"/>
      <style:text-properties fo:font-weight="normal" officeooo:rsid="004e6e82" officeooo:paragraph-rsid="004e6e82" style:font-weight-asian="normal" style:font-weight-complex="normal" fo:hyphenate="true" fo:hyphenation-remain-char-count="2" fo:hyphenation-push-char-count="2"/>
    </style:style>
    <style:style style:name="P67" style:family="paragraph" style:parent-style-name="Standard" style:list-style-name="L20">
      <style:paragraph-properties fo:hyphenation-ladder-count="no-limit" style:writing-mode="page"/>
      <style:text-properties fo:font-weight="normal" officeooo:rsid="004e6e82" officeooo:paragraph-rsid="004e6e82" style:font-weight-asian="normal" style:font-weight-complex="normal" fo:hyphenate="true" fo:hyphenation-remain-char-count="2" fo:hyphenation-push-char-count="2"/>
    </style:style>
    <style:style style:name="P68" style:family="paragraph" style:parent-style-name="Standard">
      <style:paragraph-properties fo:hyphenation-ladder-count="no-limit" style:writing-mode="page"/>
      <style:text-properties fo:font-weight="normal" officeooo:rsid="004ff801" officeooo:paragraph-rsid="004ff801" style:font-weight-asian="normal" style:font-weight-complex="normal" fo:hyphenate="true" fo:hyphenation-remain-char-count="2" fo:hyphenation-push-char-count="2"/>
    </style:style>
    <style:style style:name="P69" style:family="paragraph" style:parent-style-name="Standard">
      <style:paragraph-properties fo:hyphenation-ladder-count="no-limit" style:writing-mode="page"/>
      <style:text-properties fo:font-weight="normal" officeooo:rsid="005038cc" officeooo:paragraph-rsid="005038cc" style:font-weight-asian="normal" style:font-weight-complex="normal" fo:hyphenate="true" fo:hyphenation-remain-char-count="2" fo:hyphenation-push-char-count="2"/>
    </style:style>
    <style:style style:name="P70" style:family="paragraph" style:parent-style-name="Standard">
      <style:paragraph-properties fo:hyphenation-ladder-count="no-limit" style:writing-mode="page"/>
      <style:text-properties fo:font-weight="normal" officeooo:rsid="00511148" officeooo:paragraph-rsid="00511148" style:font-weight-asian="normal" style:font-weight-complex="normal" fo:hyphenate="true" fo:hyphenation-remain-char-count="2" fo:hyphenation-push-char-count="2"/>
    </style:style>
    <style:style style:name="P71" style:family="paragraph" style:parent-style-name="Standard" style:list-style-name="L21">
      <style:paragraph-properties fo:hyphenation-ladder-count="no-limit" style:writing-mode="page"/>
      <style:text-properties fo:font-weight="normal" officeooo:rsid="00511148" officeooo:paragraph-rsid="00511148" style:font-weight-asian="normal" style:font-weight-complex="normal" fo:hyphenate="true" fo:hyphenation-remain-char-count="2" fo:hyphenation-push-char-count="2"/>
    </style:style>
    <style:style style:name="P72" style:family="paragraph" style:parent-style-name="Standard" style:list-style-name="L21">
      <style:paragraph-properties fo:hyphenation-ladder-count="no-limit" style:writing-mode="page"/>
      <style:text-properties fo:font-weight="normal" officeooo:rsid="00516691" officeooo:paragraph-rsid="00516691" style:font-weight-asian="normal" style:font-weight-complex="normal" fo:hyphenate="true" fo:hyphenation-remain-char-count="2" fo:hyphenation-push-char-count="2"/>
    </style:style>
    <style:style style:name="P73" style:family="paragraph" style:parent-style-name="Standard">
      <style:paragraph-properties fo:hyphenation-ladder-count="no-limit" style:writing-mode="page"/>
      <style:text-properties fo:font-weight="normal" officeooo:rsid="0053599a" officeooo:paragraph-rsid="0053599a" style:font-weight-asian="normal" style:font-weight-complex="normal" fo:hyphenate="true" fo:hyphenation-remain-char-count="2" fo:hyphenation-push-char-count="2"/>
    </style:style>
    <style:style style:name="P74" style:family="paragraph" style:parent-style-name="Standard" style:list-style-name="L22">
      <style:paragraph-properties fo:hyphenation-ladder-count="no-limit" style:writing-mode="page"/>
      <style:text-properties fo:font-weight="normal" officeooo:rsid="0053599a" officeooo:paragraph-rsid="0053599a" style:font-weight-asian="normal" style:font-weight-complex="normal" fo:hyphenate="true" fo:hyphenation-remain-char-count="2" fo:hyphenation-push-char-count="2"/>
    </style:style>
    <style:style style:name="P75" style:family="paragraph" style:parent-style-name="Standard">
      <style:paragraph-properties fo:hyphenation-ladder-count="no-limit" style:writing-mode="page"/>
      <style:text-properties fo:font-weight="normal" officeooo:rsid="0054577b" officeooo:paragraph-rsid="0054577b" style:font-weight-asian="normal" style:font-weight-complex="normal" fo:hyphenate="true" fo:hyphenation-remain-char-count="2" fo:hyphenation-push-char-count="2"/>
    </style:style>
    <style:style style:name="P76" style:family="paragraph" style:parent-style-name="Standard" style:list-style-name="L21">
      <style:paragraph-properties fo:hyphenation-ladder-count="no-limit" style:writing-mode="page"/>
      <style:text-properties fo:font-weight="normal" officeooo:rsid="005873f2" officeooo:paragraph-rsid="005873f2" style:font-weight-asian="normal" style:font-weight-complex="normal" fo:hyphenate="true" fo:hyphenation-remain-char-count="2" fo:hyphenation-push-char-count="2"/>
    </style:style>
    <style:style style:name="P77" style:family="paragraph" style:parent-style-name="Standard">
      <style:paragraph-properties fo:hyphenation-ladder-count="no-limit" style:writing-mode="page"/>
      <style:text-properties fo:font-weight="normal" officeooo:rsid="005873f2" officeooo:paragraph-rsid="005873f2" style:font-weight-asian="normal" style:font-weight-complex="normal" fo:hyphenate="true" fo:hyphenation-remain-char-count="2" fo:hyphenation-push-char-count="2"/>
    </style:style>
    <style:style style:name="P78" style:family="paragraph" style:parent-style-name="Standard">
      <style:paragraph-properties fo:hyphenation-ladder-count="no-limit" style:writing-mode="page"/>
      <style:text-properties fo:font-weight="normal" officeooo:rsid="005919de" officeooo:paragraph-rsid="005919de" style:font-weight-asian="normal" style:font-weight-complex="normal" fo:hyphenate="true" fo:hyphenation-remain-char-count="2" fo:hyphenation-push-char-count="2"/>
    </style:style>
    <style:style style:name="P79" style:family="paragraph" style:parent-style-name="Standard">
      <style:paragraph-properties fo:hyphenation-ladder-count="no-limit" style:writing-mode="page"/>
      <style:text-properties fo:font-size="14pt" style:text-underline-style="none" fo:font-weight="normal" officeooo:rsid="002f12a1" officeooo:paragraph-rsid="002f12a1" style:font-size-asian="14pt" style:font-weight-asian="normal" style:font-size-complex="14pt" style:font-weight-complex="normal" fo:hyphenate="true" fo:hyphenation-remain-char-count="2" fo:hyphenation-push-char-count="2"/>
    </style:style>
    <style:style style:name="P80" style:family="paragraph" style:parent-style-name="Standard">
      <style:paragraph-properties fo:hyphenation-ladder-count="no-limit" style:writing-mode="page"/>
      <style:text-properties fo:font-size="14pt" fo:font-weight="normal" officeooo:rsid="002f12a1" officeooo:paragraph-rsid="002f12a1" style:font-size-asian="14pt" style:font-weight-asian="normal" style:font-size-complex="14pt" style:font-weight-complex="normal" fo:hyphenate="true" fo:hyphenation-remain-char-count="2" fo:hyphenation-push-char-count="2"/>
    </style:style>
    <style:style style:name="P81" style:family="paragraph" style:parent-style-name="Standard">
      <style:paragraph-properties fo:hyphenation-ladder-count="no-limit" style:writing-mode="page"/>
      <style:text-properties fo:font-style="normal" fo:font-weight="bold" officeooo:rsid="00361132" officeooo:paragraph-rsid="00361132" style:font-style-asian="normal" style:font-weight-asian="bold" style:font-style-complex="normal" style:font-weight-complex="bold" fo:hyphenate="true" fo:hyphenation-remain-char-count="2" fo:hyphenation-push-char-count="2"/>
    </style:style>
    <style:style style:name="P82" style:family="paragraph" style:parent-style-name="Standard" style:list-style-name="L16">
      <style:paragraph-properties fo:hyphenation-ladder-count="no-limit" style:writing-mode="page"/>
      <style:text-properties style:font-name="Nimbus Mono L" fo:font-weight="normal" officeooo:rsid="0040da7c" officeooo:paragraph-rsid="0040da7c" style:font-weight-asian="normal" style:font-weight-complex="normal" fo:hyphenate="true" fo:hyphenation-remain-char-count="2" fo:hyphenation-push-char-count="2"/>
    </style:style>
    <style:style style:name="P83" style:family="paragraph" style:parent-style-name="Standard" style:list-style-name="L18">
      <style:paragraph-properties fo:hyphenation-ladder-count="no-limit" style:writing-mode="page"/>
      <style:text-properties style:font-name="Nimbus Mono L" fo:font-weight="normal" officeooo:rsid="00452895" officeooo:paragraph-rsid="00499516" style:font-weight-asian="normal" style:font-weight-complex="normal" fo:hyphenate="true" fo:hyphenation-remain-char-count="2" fo:hyphenation-push-char-count="2"/>
    </style:style>
    <style:style style:name="P84" style:family="paragraph" style:parent-style-name="Standard" style:list-style-name="L20">
      <style:paragraph-properties fo:hyphenation-ladder-count="no-limit" style:writing-mode="page"/>
      <style:text-properties style:font-name="Nimbus Mono L" fo:font-weight="normal" officeooo:rsid="004e6e82" officeooo:paragraph-rsid="004e6e82" style:font-weight-asian="normal" style:font-weight-complex="normal" fo:hyphenate="true" fo:hyphenation-remain-char-count="2" fo:hyphenation-push-char-count="2"/>
    </style:style>
    <style:style style:name="P85" style:family="paragraph" style:parent-style-name="Standard" style:list-style-name="L21">
      <style:paragraph-properties fo:hyphenation-ladder-count="no-limit" style:writing-mode="page"/>
      <style:text-properties style:font-name="Nimbus Mono L" fo:font-weight="normal" officeooo:rsid="00511148" officeooo:paragraph-rsid="00511148" style:font-weight-asian="normal" style:font-weight-complex="normal" fo:hyphenate="true" fo:hyphenation-remain-char-count="2" fo:hyphenation-push-char-count="2"/>
    </style:style>
    <style:style style:name="P86" style:family="paragraph" style:parent-style-name="Standard" style:master-page-name="">
      <style:paragraph-properties fo:hyphenation-ladder-count="no-limit" style:page-number="auto" style:writing-mode="page"/>
      <style:text-properties fo:font-weight="bold" officeooo:rsid="001a8cd4" officeooo:paragraph-rsid="001a8cd4" style:font-weight-asian="bold" style:font-weight-complex="bold" fo:hyphenate="true" fo:hyphenation-remain-char-count="2" fo:hyphenation-push-char-count="2"/>
    </style:style>
    <style:style style:name="T1" style:family="text">
      <style:text-properties style:font-name="Nimbus Mono L"/>
    </style:style>
    <style:style style:name="T2" style:family="text">
      <style:text-properties style:font-name="Nimbus Mono L" officeooo:rsid="00312c99"/>
    </style:style>
    <style:style style:name="T3" style:family="text">
      <style:text-properties style:font-name="Nimbus Mono L" officeooo:rsid="003985e9"/>
    </style:style>
    <style:style style:name="T4" style:family="text">
      <style:text-properties style:font-name="Nimbus Mono L" officeooo:rsid="003af4fa"/>
    </style:style>
    <style:style style:name="T5" style:family="text">
      <style:text-properties officeooo:rsid="001e2c7f"/>
    </style:style>
    <style:style style:name="T6" style:family="text">
      <style:text-properties officeooo:rsid="00204a18"/>
    </style:style>
    <style:style style:name="T7" style:family="text">
      <style:text-properties officeooo:rsid="0021b9bf"/>
    </style:style>
    <style:style style:name="T8" style:family="text">
      <style:text-properties officeooo:rsid="002584ee"/>
    </style:style>
    <style:style style:name="T9" style:family="text">
      <style:text-properties officeooo:rsid="00274334"/>
    </style:style>
    <style:style style:name="T10" style:family="text">
      <style:text-properties officeooo:rsid="0029b2b0"/>
    </style:style>
    <style:style style:name="T11" style:family="text">
      <style:text-properties officeooo:rsid="002d6c10"/>
    </style:style>
    <style:style style:name="T12" style:family="text">
      <style:text-properties officeooo:rsid="002f12a1"/>
    </style:style>
    <style:style style:name="T13" style:family="text">
      <style:text-properties officeooo:rsid="00312c99"/>
    </style:style>
    <style:style style:name="T14" style:family="text">
      <style:text-properties officeooo:rsid="00364058"/>
    </style:style>
    <style:style style:name="T15" style:family="text">
      <style:text-properties officeooo:rsid="003985e9"/>
    </style:style>
    <style:style style:name="T16" style:family="text">
      <style:text-properties officeooo:rsid="003e5620"/>
    </style:style>
    <style:style style:name="T17" style:family="text">
      <style:text-properties officeooo:rsid="00441aea"/>
    </style:style>
    <style:style style:name="T18" style:family="text">
      <style:text-properties officeooo:rsid="00471bd0"/>
    </style:style>
    <style:style style:name="T19" style:family="text">
      <style:text-properties officeooo:rsid="00499516"/>
    </style:style>
    <style:style style:name="T20" style:family="text">
      <style:text-properties officeooo:rsid="004bd3df"/>
    </style:style>
    <style:style style:name="T21" style:family="text">
      <style:text-properties officeooo:rsid="0050d00b"/>
    </style:style>
    <style:style style:name="T22" style:family="text">
      <style:text-properties officeooo:rsid="0054b429"/>
    </style:style>
    <style:style style:name="T23" style:family="text">
      <style:text-properties officeooo:rsid="00568e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AntIT! Engine – Dokumentation</text:p>
      <text:p text:style-name="P1"/>
      <text:p text:style-name="P1">Dies ist die Neuimplementation von der aktuellen Simulation. Diesmal liegt der Schwerpunkt darauf, ein modulares System aufzubauen. Es sollte einfach zu erweitern und Stück für Stück verständlich sein. Daher ist es in viele kleine Module unterteilt. Diese werden in der Reihenfolge ihrer Abhängigkeit dargestellt</text:p>
      <text:p text:style-name="P1"/>
      <text:p text:style-name="P1"/>
      <text:p text:style-name="P1"/>
      <text:p text:style-name="P79">Teil 1 - Engine</text:p>
      <text:p text:style-name="P1"/>
      <text:p text:style-name="P1"/>
      <text:p text:style-name="P3">head.js</text:p>
      <text:p text:style-name="P1"/>
      <text:p text:style-name="P1">Stellt grundlegende Infrastruktur zur Verfügung. Initialisiert AntIT und den Alias AntJS. <text:span text:style-name="T7">Wird von allen weiteren Dateien als Abhängigkeit benötigt.</text:span></text:p>
      <text:p text:style-name="P1"/>
      <text:p text:style-name="P1">Export:</text:p>
      <text:p text:style-name="P1"/>
      <text:list xml:id="list7018199670660421178" text:style-name="L1">
        <text:list-item>
          <text:p text:style-name="P2"><text:span text:style-name="T1">AntIT.Bus</text:span> – gemeinsamer Kommunikationskanal</text:p>
        </text:list-item>
        <text:list-item>
          <text:p text:style-name="P2"><text:span text:style-name="T1">AntIT.Options</text:span> – leeres Objekt für Einstellungen</text:p>
        </text:list-item>
        <text:list-item>
          <text:p text:style-name="P2"><text:span text:style-name="T1">AntIT.AddOptions(options)</text:span> – Funktion zur Erweiterung der Optionen</text:p>
        </text:list-item>
        <text:list-item>
          <text:p text:style-name="P2"><text:span text:style-name="T1">AntIT.AddProp(name, value)</text:span> – Funktion, um schreibgeschützte Eigenschaften an AntIT zu exportieren</text:p>
        </text:list-item>
      </text:list>
      <text:p text:style-name="P1"/>
      <text:p text:style-name="P1">Abhängigkeiten: minibus.js</text:p>
      <text:p text:style-name="P1"/>
      <text:p text:style-name="P1"/>
      <text:p text:style-name="P1"/>
      <text:p text:style-name="P4">view3d.js</text:p>
      <text:p text:style-name="P1"/>
      <text:p text:style-name="P18">Initialisiert die 3D-Ansicht und hält sie am Laufen. Startpunkt der Simulation.</text:p>
      <text:p text:style-name="P18"/>
      <text:p text:style-name="P18">Einstellungen:</text:p>
      <text:p text:style-name="P18"/>
      <text:list xml:id="list1242740072291058754" text:style-name="L4">
        <text:list-item>
          <text:p text:style-name="P20">KameraStartPosition – die Kamera zeigt immer auf die Weltmitte, aber der Winkel kann geändert werden</text:p>
        </text:list-item>
        <text:list-item>
          <text:p text:style-name="P20">KameraFOV – betsimmt die „Breite“ des Blickfelds</text:p>
        </text:list-item>
      </text:list>
      <text:p text:style-name="P18"/>
      <text:p text:style-name="P18">Export:</text:p>
      <text:p text:style-name="P18"/>
      <text:list xml:id="list6168084171967727555" text:style-name="L3">
        <text:list-item>
          <text:p text:style-name="P19"><text:span text:style-name="T1">AntIT.Scene</text:span> – der Container für alle 3D-Objekte</text:p>
        </text:list-item>
        <text:list-item>
          <text:p text:style-name="P19"><text:span text:style-name="T1">AntIT.Camera</text:span> – d<text:span text:style-name="T5">as Kamera-Objekt</text:span></text:p>
        </text:list-item>
        <text:list-item>
          <text:p text:style-name="P21"><text:span text:style-name="T1">AntIT.StarteSimulation()</text:span> – Funktion, um Engine zu starten</text:p>
        </text:list-item>
        <text:list-item>
          <text:p text:style-name="P21"><text:span text:style-name="T1">AntIT.LoadObj(path, cb)</text:span> – Lädt ein 3D-Modell</text:p>
        </text:list-item>
        <text:list-item>
          <text:p text:style-name="P21"><text:span text:style-name="T1">AntIT.LoadTexture(path)</text:span> – Lädt eine Textur</text:p>
        </text:list-item>
      </text:list>
      <text:p text:style-name="P22"/>
      <text:p text:style-name="P22">Listener:</text:p>
      <text:p text:style-name="P22"/>
      <text:list xml:id="list5850787766279320408" text:style-name="L5">
        <text:list-item>
          <text:p text:style-name="P23"><text:span text:style-name="T1">need-redraw</text:span>: <text:span text:style-name="T6">S</text:span>zene wird bei nächster Frame neu gerendert</text:p>
        </text:list-item>
      </text:list>
      <text:p text:style-name="P22"/>
      <text:p text:style-name="P22"><text:soft-page-break/>Events:</text:p>
      <text:p text:style-name="P22"/>
      <text:list xml:id="list8117667346248229205" text:style-name="L6">
        <text:list-item>
          <text:p text:style-name="P24"><text:span text:style-name="T1">load</text:span><text:span text:style-name="T6">: Wird ganz am Anfang der Simulation aufgerufen und gibt die Möglichkeit, Modelle und Texturen zu laden. Die Simulation wartet, bis alle Dateien geladen sind.</text:span></text:p>
        </text:list-item>
        <text:list-item>
          <text:p text:style-name="P25"><text:span text:style-name="T1">init</text:span>: Alles ist fertig geladen. Gleich geht es los.</text:p>
        </text:list-item>
        <text:list-item>
          <text:p text:style-name="P25"><text:span text:style-name="T1">animation-frame</text:span>: Wird jedes mal aufgerufen, wenn RAF eine neue Frame erhält, typischerweise 60 Mal die Sekunde.</text:p>
        </text:list-item>
        <text:list-item>
          <text:p text:style-name="P37"><text:span text:style-name="T1">pre-render</text:span>: Wird unmittelbar vor dem Rendern aufgerufen</text:p>
        </text:list-item>
        <text:list-item>
          <text:p text:style-name="P37"><text:span text:style-name="T1">post-render</text:span>: Wird unmittelbar nach dem Rendern aufgerufen</text:p>
        </text:list-item>
      </text:list>
      <text:p text:style-name="P26"/>
      <text:p text:style-name="P26">Abhängigkeiten: THREE.js</text:p>
      <text:p text:style-name="P26"/>
      <text:p text:style-name="P26"/>
      <text:p text:style-name="P26"/>
      <text:p text:style-name="P5">pulse.js</text:p>
      <text:p text:style-name="P27"/>
      <text:p text:style-name="P27">Gibt der Simulation einen stabilen „Puls“ mit einstellbarem Takt. Versucht bei Verzögerungen diese (soweit möglich) aufzuholen.</text:p>
      <text:p text:style-name="P27"/>
      <text:p text:style-name="P27">Einstellungen:</text:p>
      <text:p text:style-name="P27"/>
      <text:list xml:id="list8075477852339038706" text:style-name="L7">
        <text:list-item>
          <text:p text:style-name="P28">Runden – Gesamtdauer der Simulation</text:p>
        </text:list-item>
        <text:list-item>
          <text:p text:style-name="P28">TicksProSekunde – Voreinstellung für den Takt</text:p>
        </text:list-item>
      </text:list>
      <text:p text:style-name="P27"/>
      <text:p text:style-name="P27">Export:</text:p>
      <text:p text:style-name="P27"/>
      <text:list xml:id="list9179430430043864537" text:style-name="L9">
        <text:list-item>
          <text:p text:style-name="P30"><text:span text:style-name="T1">AntIT.SetFps(fps)</text:span> – Setzt den Takt auf einen neuen Wert</text:p>
        </text:list-item>
      </text:list>
      <text:p text:style-name="P27"/>
      <text:p text:style-name="P27">Events:</text:p>
      <text:p text:style-name="P27"/>
      <text:list xml:id="list5206194874115060276" text:style-name="L8">
        <text:list-item>
          <text:p text:style-name="P29"><text:span text:style-name="T1">tick</text:span><text:span text:style-name="T3">(cycle)</text:span>: Stabiler Takt <text:span text:style-name="T15">mit der aktuellen Runde als Parameter</text:span></text:p>
        </text:list-item>
        <text:list-item>
          <text:p text:style-name="P29"><text:span text:style-name="T1">progress</text:span><text:span text:style-name="T4">(p)</text:span>: Gibt Informationen über den Fortschritt in Prozent weiter</text:p>
        </text:list-item>
        <text:list-item>
          <text:p text:style-name="P29"><text:span text:style-name="T1">end</text:span>: Wird am Ende der Simulation aufgerufen</text:p>
        </text:list-item>
      </text:list>
      <text:p text:style-name="P27"/>
      <text:p text:style-name="P27">benutzte Routes: <text:span text:style-name="T9">init, </text:span>animation-frame, need-redraw</text:p>
      <text:p text:style-name="P27"/>
      <text:p text:style-name="P27"/>
      <text:p text:style-name="P27"/>
      <text:p text:style-name="P6">ui.js</text:p>
      <text:p text:style-name="P31"/>
      <text:p text:style-name="P31">Zeigt Statusinformationen der Simulation an <text:span text:style-name="T8">und kümmert sich um Benutzereingaben.</text:span></text:p>
      <text:p text:style-name="P31"/>
      <text:p text:style-name="P32">Abhängigkeiten: <text:span text:style-name="T16">(</text:span>pulse.js<text:span text:style-name="T16">)</text:span></text:p>
      <text:p text:style-name="P32">benutze Routes: init, progress</text:p>
      <text:p text:style-name="P32"/>
      <text:p text:style-name="P32"/>
      <text:p text:style-name="P32"/>
      <text:p text:style-name="P7">orbit.js</text:p>
      <text:p text:style-name="P33"/>
      <text:p text:style-name="P33">Ermöglicht das Verschieben der Kamera mit der Maus.</text:p>
      <text:p text:style-name="P33"/>
      <text:p text:style-name="P33"><text:soft-page-break/>Einstellungen:</text:p>
      <text:p text:style-name="P33"/>
      <text:list xml:id="list7642968482662315130" text:style-name="L10">
        <text:list-item>
          <text:p text:style-name="P34">FreieBewegung – aktiviert oder deaktiviert die Begrenzung der Kamera</text:p>
        </text:list-item>
        <text:list-item>
          <text:p text:style-name="P34">MaxPolarWinkel – so weit kann die begrenzte Kamera maximal drehen</text:p>
        </text:list-item>
        <text:list-item>
          <text:p text:style-name="P34">MaxDistanz – so weit kann die begrenzte Kamera herauszoomen</text:p>
        </text:list-item>
        <text:list-item>
          <text:p text:style-name="P34">MinDistanz – so weit kann die begrenzte Kamera hineinzoomen</text:p>
        </text:list-item>
      </text:list>
      <text:p text:style-name="P33"/>
      <text:p text:style-name="P33">Export:</text:p>
      <text:p text:style-name="P33"/>
      <text:list xml:id="list2559391132590173778" text:style-name="L11">
        <text:list-item>
          <text:p text:style-name="P35"><text:span text:style-name="T1">AntIT.SetControlBounds(maxX, maxZ)</text:span> – setzt für die begrenzte Kamera die Ebene <text:span text:style-name="T10">fest</text:span>, auf der sie sich bewegen kann</text:p>
        </text:list-item>
      </text:list>
      <text:p text:style-name="P33"/>
      <text:p text:style-name="P36">Abhängigkeiten: orbit.js (als lib)</text:p>
      <text:p text:style-name="P36">benutzte Routes: <text:span text:style-name="T11">init, </text:span>need-redraw</text:p>
      <text:p text:style-name="P36"/>
      <text:p text:style-name="P36"/>
      <text:p text:style-name="P36"/>
      <text:p text:style-name="P8">stats.js</text:p>
      <text:p text:style-name="P8"/>
      <text:p text:style-name="P38">Zeigt die Fps und die Rendern<text:span text:style-name="T20">dauer</text:span> an.</text:p>
      <text:p text:style-name="P38"/>
      <text:p text:style-name="P55">Abhängigkeiten: stats.js (als lib)</text:p>
      <text:p text:style-name="P38">benutzte Routes: <text:span text:style-name="T12">init</text:span>, <text:span text:style-name="T12">pre-render, post-render</text:span></text:p>
      <text:p text:style-name="P38"/>
      <text:p text:style-name="P38"/>
      <text:p text:style-name="P38"/>
      <text:p text:style-name="P9">cache3d.js</text:p>
      <text:p text:style-name="P39"/>
      <text:p text:style-name="P39">Gibt die Möglichkeit, ein 3D-Objekt wiederzuverwenden. Erzeugt nur so viele Objekte, wie nötig. Spart damit an Arbeitsspeicher.</text:p>
      <text:p text:style-name="P39"/>
      <text:p text:style-name="P39">Export:</text:p>
      <text:p text:style-name="P39"/>
      <text:list xml:id="list5413797089882287474" text:style-name="L12">
        <text:list-item>
          <text:p text:style-name="P40"><text:span text:style-name="T1">AntIT.Cache3d</text:span><text:span text:style-name="T2">(proto, scene)</text:span> – Konstruktor für den Cache, <text:span text:style-name="T13">benötigt eine Vorlage.</text:span></text:p>
        </text:list-item>
      </text:list>
      <text:p text:style-name="P39"/>
      <text:p text:style-name="P39"/>
      <text:p text:style-name="P39"/>
      <text:p text:style-name="P16">unit.js</text:p>
      <text:p text:style-name="P70"/>
      <text:p text:style-name="P70">Verwaltet Einheiten und gibt ihnen definierbare Attribute.</text:p>
      <text:p text:style-name="P70"/>
      <text:p text:style-name="P70">Export:</text:p>
      <text:p text:style-name="P70"/>
      <text:list xml:id="list3915943126378805883" text:style-name="L21">
        <text:list-item>
          <text:p text:style-name="P85">AntIT.Unit</text:p>
          <text:list>
            <text:list-item>
              <text:p text:style-name="P71"><text:span text:style-name="T1">addType(name)</text:span> – fügt neue Art von Einheiten hinzu</text:p>
            </text:list-item>
            <text:list-item>
              <text:p text:style-name="P71"><text:span text:style-name="T1">addAttribute(type, name, initVal)</text:span> – fügt einer Einheit ein Attribut hinzu</text:p>
            </text:list-item>
            <text:list-item>
              <text:p text:style-name="P71"><text:span text:style-name="T1">create(type)</text:span> – erzeugt eine neue Einheit</text:p>
            </text:list-item>
          </text:list>
        </text:list-item>
        <text:list-item>
          <text:p text:style-name="P71"><text:span text:style-name="T1">AntIT.Units[type]</text:span> – unter dem jeweiligen Eintrag findet sich die Liste aller Einheiten</text:p>
          <text:list>
            <text:list-item>
              <text:p text:style-name="P71"><text:span text:style-name="T1">getId()</text:span> – gibt die eindeutige Id zurück</text:p>
            </text:list-item>
            <text:list-item>
              <text:p text:style-name="P71"><text:span text:style-name="T1">getType()</text:span> – gibt den Typ zurück</text:p>
            </text:list-item>
            <text:list-item>
              <text:p text:style-name="P72"><text:span text:style-name="T1">getPos()</text:span> – gibt die Position zurück</text:p>
            </text:list-item>
            <text:list-item>
              <text:p text:style-name="P72"><text:soft-page-break/><text:span text:style-name="T1">setPos()</text:span> – setzt die Position der Einheit</text:p>
            </text:list-item>
            <text:list-item>
              <text:p text:style-name="P71"><text:span text:style-name="T1">getAttr(name)</text:span> – gibt das Attribut zurück</text:p>
            </text:list-item>
            <text:list-item>
              <text:p text:style-name="P71"><text:span text:style-name="T1">setAttr(name, val)</text:span> – setzt das Attribut auf den neuen Wert</text:p>
            </text:list-item>
            <text:list-item>
              <text:p text:style-name="P76"><text:span text:style-name="T1">isDead()</text:span> – gibt zurück, ob die Einheit tot ist oder nicht</text:p>
            </text:list-item>
            <text:list-item>
              <text:p text:style-name="P76"><text:span text:style-name="T1">die()</text:span> – setzt die Einheit als tot und wird bald gelöscht</text:p>
            </text:list-item>
          </text:list>
        </text:list-item>
      </text:list>
      <text:p text:style-name="P77"/>
      <text:p text:style-name="P77">benutzte Routes: tick</text:p>
      <text:p text:style-name="P39"/>
      <text:p text:style-name="P39"/>
      <text:p text:style-name="P39"/>
      <text:p text:style-name="P80">Teil 2 – Module</text:p>
      <text:p text:style-name="P39"/>
      <text:p text:style-name="P39"/>
      <text:p text:style-name="P10">10-skyngrass.js</text:p>
      <text:p text:style-name="P41"/>
      <text:p text:style-name="P41">Stellt eine Wiese da mit blauen Himmel.</text:p>
      <text:p text:style-name="P41"/>
      <text:p text:style-name="P41">Abhängigkeiten: view3d.js, THREE.js, grass.jpg, sky.jpg</text:p>
      <text:p text:style-name="P41">benutzte Routes: load</text:p>
      <text:p text:style-name="P41"/>
      <text:p text:style-name="P41"/>
      <text:p text:style-name="P41"/>
      <text:p text:style-name="P81">10-sunset.js</text:p>
      <text:p text:style-name="P41"/>
      <text:p text:style-name="P41">Variante der Welt, diesmal mitten in der Luft beim Sonnenuntergang.</text:p>
      <text:p text:style-name="P41"/>
      <text:p text:style-name="P41">Abhängigkeiten: view3d.js, THREE.js, dawnmountain-*.png</text:p>
      <text:p text:style-name="P41">benutzte Routes: load</text:p>
      <text:p text:style-name="P41"/>
      <text:p text:style-name="P41"/>
      <text:p text:style-name="P41"/>
      <text:p text:style-name="P10">1<text:span text:style-name="T14">5</text:span>-softlight.js</text:p>
      <text:p text:style-name="P41"/>
      <text:p text:style-name="P41">Beleuchtung für die Szene.</text:p>
      <text:p text:style-name="P41"/>
      <text:p text:style-name="P41">Abhängigkeiten: view3d.js, THREE.js</text:p>
      <text:p text:style-name="P41">benutzte Routes: load</text:p>
      <text:p text:style-name="P41"/>
      <text:p text:style-name="P41"/>
      <text:p text:style-name="P38"/>
      <text:p text:style-name="P11">20-player.js</text:p>
      <text:p text:style-name="P42"/>
      <text:p text:style-name="P42">Ermöglicht das Laden von Spielern. Verwaltet deren Punkte und sammelt Statistiken.</text:p>
      <text:p text:style-name="P42"/>
      <text:p text:style-name="P43">Einstellungen:</text:p>
      <text:p text:style-name="P43"/>
      <text:list xml:id="list5848540659537205989" text:style-name="L13">
        <text:list-item>
          <text:p text:style-name="P44">SpielerFarben – gibt jedem Spieler eine Farbe und setzt das Maximum an Spieler fest</text:p>
        </text:list-item>
      </text:list>
      <text:p text:style-name="P45"/>
      <text:p text:style-name="P45">Export:</text:p>
      <text:p text:style-name="P45"/>
      <text:list xml:id="list8777493143913555946" text:style-name="L14">
        <text:list-item>
          <text:p text:style-name="P46"><text:span text:style-name="T1">AntIT.AddStatistic(name, startValue)</text:span> – fügt für die Spieler einen Eintrag hinzu</text:p>
        </text:list-item>
        <text:list-item>
          <text:p text:style-name="P46"><text:soft-page-break/><text:span text:style-name="T1">AntIT.NeueAmeise(name)</text:span> – fügt einen neuen Ameisenspieler hinzu</text:p>
        </text:list-item>
        <text:list-item>
          <text:p text:style-name="P46"><text:span text:style-name="T1">AntIT.Players</text:span> – ein Array an Spieler mit folgenden Funktionen:</text:p>
          <text:list>
            <text:list-item>
              <text:p text:style-name="P46"><text:span text:style-name="T1">getId()</text:span> – gibt die ID zurück, entspricht Index im Array</text:p>
            </text:list-item>
            <text:list-item>
              <text:p text:style-name="P46"><text:span text:style-name="T1">getKi()</text:span> – gibt das KI-Objekt zurück</text:p>
            </text:list-item>
            <text:list-item>
              <text:p text:style-name="P46"><text:span text:style-name="T1">addPoints(amount)</text:span> – fügt Punkte hinzu</text:p>
            </text:list-item>
            <text:list-item>
              <text:p text:style-name="P46"><text:span text:style-name="T1">getDetail(name)</text:span> – gibt den <text:span text:style-name="T15">aktuellen Wert der Statistik zurück</text:span></text:p>
            </text:list-item>
            <text:list-item>
              <text:p text:style-name="P47"><text:span text:style-name="T1">setDetail(name, val)</text:span> – setzt den Wert der Statistik</text:p>
            </text:list-item>
            <text:list-item>
              <text:p text:style-name="P47"><text:span text:style-name="T1">addToDetail(name, amount)</text:span> – erhöht den Wert der Statistik</text:p>
            </text:list-item>
          </text:list>
        </text:list-item>
      </text:list>
      <text:p text:style-name="P48"/>
      <text:p text:style-name="P48">Events:</text:p>
      <text:p text:style-name="P48"/>
      <text:list xml:id="list2385238248060155044" text:style-name="L15">
        <text:list-item>
          <text:p text:style-name="P49"><text:span text:style-name="T1">add-player(id, name, color)</text:span>: Ein neuer Spieler wurde erstellt</text:p>
        </text:list-item>
        <text:list-item>
          <text:p text:style-name="P50"><text:span text:style-name="T1">set-score(id, val)</text:span>: Die Punktzahl braucht ein Update</text:p>
        </text:list-item>
        <text:list-item>
          <text:p text:style-name="P50"><text:span text:style-name="T1">set-details(id, val)</text:span>: die Statistiken brauchen ein Update</text:p>
        </text:list-item>
      </text:list>
      <text:p text:style-name="P51"/>
      <text:p text:style-name="P51">benutzte Routes: init</text:p>
      <text:p text:style-name="P45"/>
      <text:p text:style-name="P45"/>
      <text:p text:style-name="P45"/>
      <text:p text:style-name="P12">21-hud.js</text:p>
      <text:p text:style-name="P52"/>
      <text:p text:style-name="P53">Zeigt Informationen der Spieler an.</text:p>
      <text:p text:style-name="P53"/>
      <text:p text:style-name="P53">benutzte Routes: add-player, set-score, set-details</text:p>
      <text:p text:style-name="P53"/>
      <text:p text:style-name="P53"/>
      <text:p text:style-name="P13">25-floor.js</text:p>
      <text:p text:style-name="P56"/>
      <text:p text:style-name="P56">Erstellt ein Spielfeld in Abhängigkeit von der Anzahl der Spieler <text:span text:style-name="T17">und stellt nützliche Funktionen dafür bereit.</text:span></text:p>
      <text:p text:style-name="P56"/>
      <text:p text:style-name="P58">Einstellungen:</text:p>
      <text:p text:style-name="P58"/>
      <text:list xml:id="list3182786612930096933" text:style-name="L17">
        <text:list-item>
          <text:p text:style-name="P59">SpielfeldVerhältnis – gibt das Verhältnis in Breite geteilt durch Höhe an</text:p>
        </text:list-item>
        <text:list-item>
          <text:p text:style-name="P59">SpielfeldGrundGröße – Grundwert für einen Spieler in Pixel</text:p>
        </text:list-item>
      </text:list>
      <text:p text:style-name="P56"/>
      <text:p text:style-name="P56">Export:</text:p>
      <text:p text:style-name="P56"/>
      <text:list xml:id="list7326257890256694631" text:style-name="L16">
        <text:list-item>
          <text:p text:style-name="P82">AntIT.Floor</text:p>
          <text:list>
            <text:list-item>
              <text:p text:style-name="P57"><text:span text:style-name="T1">getWidth()</text:span> – gibt die Breite des Spielfelds zurück</text:p>
            </text:list-item>
            <text:list-item>
              <text:p text:style-name="P57"><text:span text:style-name="T1">getHeight()</text:span> – gibt die Länge des Spielfelds zurück</text:p>
            </text:list-item>
            <text:list-item>
              <text:p text:style-name="P57"><text:span text:style-name="T1">toViewPos(pos, h)</text:span> – konvertiert eine Position in die zugehörige 3d-Koordinate</text:p>
            </text:list-item>
            <text:list-item>
              <text:p text:style-name="P60"><text:span text:style-name="T1">isInBound(pos, margin)</text:span> – prüft, ob die Position innerhalb des Spielfelds und sich innerhalb eines Rahmens befindet</text:p>
            </text:list-item>
            <text:list-item>
              <text:p text:style-name="P60"><text:span text:style-name="T1">randomPos()</text:span> – gibt eine zufällige Position auf dem Spielfeld zurück</text:p>
            </text:list-item>
          </text:list>
        </text:list-item>
      </text:list>
      <text:p text:style-name="P56"/>
      <text:p text:style-name="P56">Abhängigkeiten: view3d.js, THREE.js, 20-player.js, <text:span text:style-name="T21">(orbit.js), sand.jpg</text:span></text:p>
      <text:p text:style-name="P56">benutzte Routes: load, init</text:p>
      <text:p text:style-name="P56"/>
      <text:p text:style-name="P56"/>
      <text:p text:style-name="P56"/>
      <text:p text:style-name="P14"><text:soft-page-break/>2<text:span text:style-name="T19">6</text:span>-util2d.js</text:p>
      <text:p text:style-name="P62"/>
      <text:p text:style-name="P62">Stellt einige Funktionen zur Verfügung, um mit 2D-Koordinaten und Winkel umzugehen.</text:p>
      <text:p text:style-name="P62"/>
      <text:p text:style-name="P62">Export:</text:p>
      <text:p text:style-name="P62"/>
      <text:list xml:id="list5648425209173062914" text:style-name="L18">
        <text:list-item>
          <text:p text:style-name="P83">AntIT.Util2d</text:p>
          <text:list>
            <text:list-item>
              <text:p text:style-name="P61"><text:span text:style-name="T1">dist(a, b)</text:span> – bestimmt die Entfernung zwischen zwei Punkten</text:p>
            </text:list-item>
            <text:list-item>
              <text:p text:style-name="P61"><text:span text:style-name="T1">closest(pos, objs, range)</text:span> – gibt das Objekt eines Arrays zurück, dass am nächsten an der Position ist und noch in Reichweite</text:p>
            </text:list-item>
            <text:list-item>
              <text:p text:style-name="P63"><text:span text:style-name="T1">inRange(pos, objs, range)</text:span> – gibt alle Objekte zurück, die innerhalb der Reichweite liegen</text:p>
            </text:list-item>
            <text:list-item>
              <text:p text:style-name="P61"><text:span text:style-name="T1">getDir(pos, des)</text:span> – gibt die Richtung zwischen den beiden Punkten an</text:p>
            </text:list-item>
            <text:list-item>
              <text:p text:style-name="P61"><text:span text:style-name="T1">moveDir(pos, heading, dist)</text:span> – bewegt einen Punkt in die angegebene Richtung <text:span text:style-name="T18">und die angegebene Entfernung</text:span></text:p>
            </text:list-item>
            <text:list-item>
              <text:p text:style-name="P61"><text:span text:style-name="T1">getRotation(heading, angle)</text:span> – gibt die Drehung an, um zu einer Richtung zu kommen</text:p>
            </text:list-item>
          </text:list>
        </text:list-item>
      </text:list>
      <text:p text:style-name="P54"/>
      <text:p text:style-name="P54"/>
      <text:p text:style-name="P54"/>
      <text:p text:style-name="P15">27-hillspawner.js</text:p>
      <text:p text:style-name="P15"/>
      <text:p text:style-name="P64">Versucht, die Ameisenhügel möglichst gerecht zu verteilen. Dabei wird ein Mindestabstand gewahrt und die Hügel eher am Rand plaziert.</text:p>
      <text:p text:style-name="P64"/>
      <text:p text:style-name="P64">Einstellungen:</text:p>
      <text:p text:style-name="P64"/>
      <text:list xml:id="list2399100317278923054" text:style-name="L19">
        <text:list-item>
          <text:p text:style-name="P65">HügelAbstand – der Abstand der Hügel zueinander</text:p>
        </text:list-item>
        <text:list-item>
          <text:p text:style-name="P65">HügelRandAbstand – der Abstand der Hügel zum Rand</text:p>
        </text:list-item>
        <text:list-item>
          <text:p text:style-name="P65">EckenAbstand – der Abstand der Hügel zu einer Ecke</text:p>
        </text:list-item>
        <text:list-item>
          <text:p text:style-name="P65">HügelStreifenBreite – die Breite des Bereichs um den Rand, in dem die Hügel plaziert werden</text:p>
        </text:list-item>
      </text:list>
      <text:p text:style-name="P64"/>
      <text:p text:style-name="P66">Export:</text:p>
      <text:p text:style-name="P66"/>
      <text:list xml:id="list1770802406338123967" text:style-name="L20">
        <text:list-item>
          <text:p text:style-name="P84">AntIT.HillSpawner</text:p>
          <text:list>
            <text:list-item>
              <text:p text:style-name="P67"><text:span text:style-name="T1">getHillPos(hills)</text:span> – berechnet eine neue Position</text:p>
            </text:list-item>
          </text:list>
        </text:list-item>
      </text:list>
      <text:p text:style-name="P66"/>
      <text:p text:style-name="P68">Abhängigkeiten: 25-floor.js, 26-util2d.js</text:p>
      <text:p text:style-name="P68"/>
      <text:p text:style-name="P68"/>
      <text:p text:style-name="P68"/>
      <text:p text:style-name="P17">30-hill.js</text:p>
      <text:p text:style-name="P69"/>
      <text:p text:style-name="P73">Stellt den Ameisenhügel da, wo Nahrungsmittel gesammelt werden und die Ameisen sich erholen können.</text:p>
      <text:p text:style-name="P73"/>
      <text:p text:style-name="P73">Einstellungen:</text:p>
      <text:p text:style-name="P73"/>
      <text:list xml:id="list4253251983759513310" text:style-name="L22">
        <text:list-item>
          <text:p text:style-name="P74">HügelGröße – bestimmt die Größe der Hügeldarstellung</text:p>
        </text:list-item>
      </text:list>
      <text:p text:style-name="P73"/>
      <text:p text:style-name="P75"><text:soft-page-break/>Abhängigkeiten: view3d.js, THREE.js, cache3d.js, unit.js, <text:span text:style-name="T23">20-player.js,</text:span> <text:span text:style-name="T22">25-floor.js</text:span></text:p>
      <text:p text:style-name="P78">benutzte Routes: load, init</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08:25:54.726647785</meta:creation-date>
    <dc:title>Mit Silbentrennung</dc:title>
    <meta:editing-duration>PT4H3M46S</meta:editing-duration>
    <meta:editing-cycles>52</meta:editing-cycles>
    <meta:generator>LibreOffice/5.2.2.2$Linux_X86_64 LibreOffice_project/20m0$Build-2</meta:generator>
    <meta:initial-creator>David Li</meta:initial-creator>
    <dc:date>2017-09-15T13:25:39.964550037</dc:date>
    <dc:creator>David Li</dc:creator>
    <meta:document-statistic meta:table-count="0" meta:image-count="0" meta:object-count="0" meta:page-count="7" meta:paragraph-count="159" meta:word-count="1065" meta:character-count="7687" meta:non-whitespace-character-count="6795"/>
    <meta:template xlink:type="simple" xlink:actuate="onRequest" xlink:title="Mit Silbentrennung" xlink:href="../../../../../../../../.config/libreoffice/4/user/template/Mit%20Silbentrennung.ott" meta:date="2017-09-15T08:25:50.610512802"/>
  </office:meta>
</office:document-meta>
</file>